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9446" officeooo:paragraph-rsid="00099446"/>
    </style:style>
    <style:style style:name="P2" style:family="paragraph" style:parent-style-name="Standard">
      <style:text-properties officeooo:rsid="000d77d8" officeooo:paragraph-rsid="000d77d8"/>
    </style:style>
    <style:style style:name="P3" style:family="paragraph" style:parent-style-name="Standard">
      <style:text-properties officeooo:rsid="0008f61a" officeooo:paragraph-rsid="0008f61a"/>
    </style:style>
    <style:style style:name="T1" style:family="text">
      <style:text-properties officeooo:rsid="000a2af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te Rendu TP réseau 5</text:p>
      <text:p text:style-name="P3"/>
      <text:p text:style-name="P3">Exercice 1</text:p>
      <text:p text:style-name="P3"><text:tab/>Question 7)</text:p>
      <text:p text:style-name="P3"/>
      <text:p text:style-name="P3"><text:tab/>L’avantage d’utiliser le DCHP est que le serveur va automatiquement adresser correctement <text:tab/>toutes les machines de son réseau.</text:p>
      <text:p text:style-name="P3"/>
      <text:p text:style-name="P1">Exercice 2</text:p>
      <text:p text:style-name="P1"><text:tab/>Question 2)</text:p>
      <text:p text:style-name="P1"/>
      <text:p text:style-name="P1"><text:tab/>Le routeur dans le réseau précédent sert à faire passer l’information d’un réseau à l’autre.</text:p>
      <text:p text:style-name="P1"><text:tab/><text:span text:style-name="T1">Sans lui, le message ne pourrait pas passer.</text:span></text:p>
      <text:p text:style-name="P1"/>
      <text:p text:style-name="P2">Exercice 3</text:p>
      <text:p text:style-name="P2"><text:tab/>Question 6)</text:p>
      <text:p text:style-name="P2"><text:tab/></text:p>
      <text:p text:style-name="P2"><text:tab/>Après avoir coupé le router1, l’information circule par les routeurs situés en dessous.</text:p>
      <text:p text:style-name="P2"/>
      <text:p text:style-name="P2"><text:tab/>Question 7)</text:p>
      <text:p text:style-name="P2"><text:tab/></text:p>
      <text:p text:style-name="P2"><text:tab/>Si une partie du réseau tombe en panne, le message arrive quand même à être diffusé</text:p>
      <text:p text:style-name="P2"><text:tab/>si le réseau en panne n’est pas concerné. Chaque routeur sait où l’information doit aller</text:p>
      <text:p text:style-name="P2"><text:tab/>étant donné que chaque routeur utilise la même méthode de routage: RIP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16:47:44.640218722</meta:creation-date>
    <dc:date>2018-11-29T14:20:32.742259113</dc:date>
    <meta:editing-duration>PT6H15M10S</meta:editing-duration>
    <meta:editing-cycles>6</meta:editing-cycles>
    <meta:generator>LibreOffice/6.0.6.2$Linux_X86_64 LibreOffice_project/00m0$Build-2</meta:generator>
    <meta:document-statistic meta:table-count="0" meta:image-count="0" meta:object-count="0" meta:page-count="1" meta:paragraph-count="17" meta:word-count="116" meta:character-count="702" meta:non-whitespace-character-count="587"/>
  </office:meta>
</office:document-meta>
</file>